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6 </text:span><text:span text:style-name="T2"><text:tab/></text:span><text:span text:style-name="T2"><draw:frame draw:style-name="fr1" draw:name="Object1" text:anchor-type="as-char" svg:y="-0.4071in" svg:width="2.6047in" svg:height="0.6311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2">, </text:span></text:p>
      <text:p text:style-name="mark"><text:span text:style-name="T2"><draw:frame draw:style-name="fr1" draw:name="Object2" text:anchor-type="as-char" svg:y="-0.202in" svg:width="0.4752in" svg:height="0.2661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- визначена та інтегрована на </text:span><text:span text:style-name="T2"><draw:frame draw:style-name="fr1" draw:name="Object3" text:anchor-type="as-char" svg:y="-0.198in" svg:width="0.6953in" svg:height="0.2528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2">. </text:span></text:p>
      <text:p text:style-name="mark"><text:span text:style-name="T2"><draw:frame draw:style-name="fr1" draw:name="Object4" text:anchor-type="as-char" svg:y="-0.3252in" svg:width="2.1098in" svg:height="0.4937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2">, </text:span><text:span text:style-name="T2"><draw:frame draw:style-name="fr1" draw:name="Object5" text:anchor-type="as-char" svg:y="-0.3256in" svg:width="2.0811in" svg:height="0.4953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3">Дійсна форма</text:span></text:p>
      <text:p text:style-name="P2"><text:span text:style-name="T3">Теорема Діріхле. Якщо </text:span><text:span text:style-name="T3"><draw:frame draw:style-name="fr1" draw:name="Object6" text:anchor-type="as-char" svg:y="-0.202in" svg:width="0.4752in" svg:height="0.266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абсолютно інтегрована на всій числовій осі, і на будь-якому скінченному інтервалі має скінченне число точок розриву 1-го роду та неперервна:</text:span></text:p>
      <text:p text:style-name="P2"><text:span text:style-name="T3"><draw:frame draw:style-name="fr1" draw:name="Object7" text:anchor-type="as-char" svg:y="-0.3098in" svg:width="3.6957in" svg:height="0.5484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"><text:span text:style-name="T3"><draw:frame draw:style-name="fr1" draw:name="Object8" text:anchor-type="as-char" svg:y="-0.3256in" svg:width="2.3437in" svg:height="0.486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, </text:span><text:span text:style-name="T3"><draw:frame draw:style-name="fr1" draw:name="Object9" text:anchor-type="as-char" svg:y="-0.3256in" svg:width="2.311in" svg:height="0.486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"><text:span text:style-name="T3">Комплексна форма</text:span></text:p>
      <text:p text:style-name="P2"><text:span text:style-name="T3"><draw:frame draw:style-name="fr1" draw:name="Object10" text:anchor-type="as-char" svg:y="-0.3102in" svg:width="2.1272in" svg:height="0.470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, </text:span><text:span text:style-name="T3"><draw:frame draw:style-name="fr1" draw:name="Object11" text:anchor-type="as-char" svg:y="-0.3252in" svg:width="2.302in" svg:height="0.5244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text:span text:style-name="T3">Інтеграл Фурє</text:span></text:p>
      <text:p text:style-name="P2"><text:span text:style-name="T3">для кусково-неперервної функції та інтегровної на </text:span><text:span text:style-name="T3"><draw:frame draw:style-name="fr1" draw:name="Object12" text:anchor-type="as-char" svg:y="-0.198in" svg:width="0.9075in" svg:height="0.2528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:</text:span></text:p>
      <text:p text:style-name="P2"><text:span text:style-name="T3"><draw:frame draw:style-name="fr1" draw:name="Object13" text:anchor-type="as-char" svg:y="-0.3189in" svg:width="3.0043in" svg:height="0.5575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"><text:span text:style-name="T3"><draw:frame draw:style-name="fr1" draw:name="Object14" text:anchor-type="as-char" svg:y="-0.3252in" svg:width="2.3028in" svg:height="0.4846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">, </text:span><text:span text:style-name="T3"><draw:frame draw:style-name="fr1" draw:name="Object15" text:anchor-type="as-char" svg:y="-0.3256in" svg:width="2.2736in" svg:height="0.486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"><text:span text:style-name="T3">Перетворення</text:span></text:p>
      <text:p text:style-name="P2"><text:span text:style-name="T3"><draw:frame draw:style-name="fr1" draw:name="Object16" text:anchor-type="as-char" svg:y="-0.3252in" svg:width="2.5752in" svg:height="0.5429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"><text:span text:style-name="T3">Зворотнє перетворення</text:span></text:p>
      <text:p text:style-name="P2"><text:span text:style-name="T3"><draw:frame draw:style-name="fr1" draw:name="Object17" text:anchor-type="as-char" svg:y="-0.3256in" svg:width="2.5008in" svg:height="0.543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00:04:43</dc:date>
    <dc:creator>axel </dc:creator>
    <meta:editing-duration>PT7H38M20S</meta:editing-duration>
    <meta:editing-cycles>24</meta:editing-cycles>
    <meta:document-statistic meta:table-count="0" meta:image-count="0" meta:object-count="17" meta:page-count="1" meta:paragraph-count="17" meta:word-count="52" meta:character-count="322" meta:non-whitespace-character-count="29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a</mi>
              <mn>0</mn>
            </msub>
          </mrow>
          <mrow>
            <mn>2</mn>
          </mrow>
        </mfrac>
        <mo stretchy="false">+</mo>
        <mrow>
          <munderover>
            <mo stretchy="false">∑</mo>
            <mrow>
              <mrow>
                <mi>n</mi>
                <mo stretchy="false">=</mo>
                <mn>1</mn>
              </mrow>
            </mrow>
            <mrow>
              <mo stretchy="false">∞</mo>
            </mrow>
          </munderover>
          <mrow>
            <mrow>
              <mo stretchy="false">(</mo>
              <mrow>
                <msub>
                  <mi>a</mi>
                  <mi>n</mi>
                </msub>
                <mi>cos</mi>
                <mrow>
                  <mi mathvariant="italic">nx</mi>
                  <mo stretchy="false">+</mo>
                  <msub>
                    <mi>b</mi>
                    <mi>n</mi>
                  </msub>
                </mrow>
                <mi>sin</mi>
                <mi>n</mi>
                <mi>x</mi>
              </mrow>
              <mo stretchy="false">)</mo>
            </mrow>
          </mrow>
        </mrow>
      </mrow>
    </mrow>
    <annotation encoding="StarMath 5.0">{a_0} over {2} + sum from {n=1} to {infinity} {(a_n cos nx + b_n sin n x)}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row>
                <mo stretchy="false">−</mo>
                <mo stretchy="false">∞</mo>
              </mrow>
            </mrow>
            <mrow>
              <mo stretchy="false">∞</mo>
            </mrow>
          </munderover>
          <mrow>
            <mi>C</mi>
            <mrow>
              <mo stretchy="false">(</mo>
              <mrow>
                <mo stretchy="false">α</mo>
              </mrow>
              <mo stretchy="false">)</mo>
            </mrow>
            <msup>
              <mi>e</mi>
              <mrow>
                <mi>i</mi>
                <mo stretchy="false">α</mo>
                <mi>t</mi>
              </mrow>
            </msup>
            <mi>d</mi>
            <mo stretchy="false">α</mo>
          </mrow>
        </mrow>
      </mrow>
    </mrow>
    <annotation encoding="StarMath 5.0">f(x) = int from {-infinity} to {infinity} {C(%alpha) e^{i%alpha t} d%alpha}</annotation>
  </semantics>
</math>
</file>

<file path=Object 11/content.xml><?xml version="1.0" encoding="utf-8"?>
<math xmlns="http://www.w3.org/1998/Math/MathML">
  <semantics>
    <mrow>
      <mi>C</mi>
      <mrow>
        <mrow>
          <mo stretchy="false">(</mo>
          <mrow>
            <mo stretchy="false">α</mo>
          </mrow>
          <mo stretchy="false">)</mo>
        </mrow>
        <mo stretchy="false">=</mo>
        <mfrac>
          <mrow>
            <mn>1</mn>
          </mrow>
          <mrow>
            <mn>2</mn>
            <mo stretchy="false">π</mo>
          </mrow>
        </mfrac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o stretchy="false">∞</mo>
          </mrow>
        </munderover>
        <mrow>
          <mi>f</mi>
          <mrow>
            <mo stretchy="false">(</mo>
            <mrow>
              <mi>t</mi>
            </mrow>
            <mo stretchy="false">)</mo>
          </mrow>
          <msup>
            <mi>e</mi>
            <mrow>
              <mi>i</mi>
              <mo stretchy="false">α</mo>
              <mi>t</mi>
            </mrow>
          </msup>
          <mi mathvariant="italic">dt</mi>
        </mrow>
      </mrow>
    </mrow>
    <annotation encoding="StarMath 5.0">C(%alpha) = {1} over {2 %pi} int from {-infinity} to {infinity} {f(t) e^{i%alpha t}dt}</annotation>
  </semantics>
</math>
</file>

<file path=Object 12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∞</mo>
          </mrow>
          <mrow>
            <mi>;</mi>
            <mo stretchy="false">+</mo>
            <mo stretchy="false">∞</mo>
          </mrow>
        </mrow>
        <mo stretchy="false">]</mo>
      </mrow>
    </mrow>
    <annotation encoding="StarMath 5.0">[-infinity ; + infinity ]</annotation>
  </semantics>
</math>
</file>

<file path=Object 13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row>
              <mo stretchy="false">+</mo>
              <mo stretchy="false">∞</mo>
            </mrow>
          </mrow>
        </munderover>
        <mrow>
          <mrow>
            <mo stretchy="false">(</mo>
            <mrow>
              <mi>a</mi>
              <mrow>
                <mo stretchy="false">(</mo>
                <mrow>
                  <mo stretchy="false">α</mo>
                </mrow>
                <mo stretchy="false">)</mo>
              </mrow>
              <mi>cos</mi>
              <mo stretchy="false">α</mo>
              <mrow>
                <mi>x</mi>
                <mo stretchy="false">+</mo>
                <mi>b</mi>
              </mrow>
              <mrow>
                <mo stretchy="false">(</mo>
                <mrow>
                  <mo stretchy="false">α</mo>
                </mrow>
                <mo stretchy="false">)</mo>
              </mrow>
              <mi>sin</mi>
              <mo stretchy="false">α</mo>
              <mi>x</mi>
            </mrow>
            <mo stretchy="false">)</mo>
          </mrow>
          <mi>d</mi>
          <mo stretchy="false">α</mo>
        </mrow>
      </mrow>
    </mrow>
    <annotation encoding="StarMath 5.0">int from {0} to {+infinity} {(a(%alpha) cos %alpha x + b(%alpha) sin %alpha x)d%alpha}</annotation>
  </semantics>
</math>
</file>

<file path=Object 14/content.xml><?xml version="1.0" encoding="utf-8"?>
<math xmlns="http://www.w3.org/1998/Math/MathML">
  <semantics>
    <mrow>
      <mi>a</mi>
      <mrow>
        <mrow>
          <mo stretchy="false">(</mo>
          <mrow>
            <mo stretchy="false">α</mo>
          </mrow>
          <mo stretchy="false">)</mo>
        </mrow>
        <mo stretchy="false">=</mo>
        <mfrac>
          <mrow>
            <mn>1</mn>
          </mrow>
          <mrow>
            <mo stretchy="false">π</mo>
          </mrow>
        </mfrac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row>
          <mi>f</mi>
          <mrow>
            <mo stretchy="false">(</mo>
            <mrow>
              <mi>t</mi>
            </mrow>
            <mo stretchy="false">)</mo>
          </mrow>
          <mi>cos</mi>
          <mo stretchy="false">α</mo>
          <mi>t</mi>
          <mi mathvariant="italic">dt</mi>
        </mrow>
      </mrow>
    </mrow>
    <annotation encoding="StarMath 5.0">a(%alpha) = {1} over {%pi} int from {-infinity} to {+ infinity} {f(t) cos %alpha t dt}</annotation>
  </semantics>
</math>
</file>

<file path=Object 15/content.xml><?xml version="1.0" encoding="utf-8"?>
<math xmlns="http://www.w3.org/1998/Math/MathML">
  <semantics>
    <mrow>
      <mi>b</mi>
      <mrow>
        <mrow>
          <mo stretchy="false">(</mo>
          <mrow>
            <mo stretchy="false">α</mo>
          </mrow>
          <mo stretchy="false">)</mo>
        </mrow>
        <mo stretchy="false">=</mo>
        <mfrac>
          <mrow>
            <mn>1</mn>
          </mrow>
          <mrow>
            <mo stretchy="false">π</mo>
          </mrow>
        </mfrac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row>
          <mi>f</mi>
          <mrow>
            <mo stretchy="false">(</mo>
            <mrow>
              <mi>t</mi>
            </mrow>
            <mo stretchy="false">)</mo>
          </mrow>
          <mi>sin</mi>
          <mo stretchy="false">α</mo>
          <mi>t</mi>
          <mi mathvariant="italic">dt</mi>
        </mrow>
      </mrow>
    </mrow>
    <annotation encoding="StarMath 5.0">b(%alpha) = {1} over {%pi} int from {-infinity} to {+ infinity} {f(t) sin %alpha t dt}</annotation>
  </semantics>
</math>
</file>

<file path=Object 16/content.xml><?xml version="1.0" encoding="utf-8"?>
<math xmlns="http://www.w3.org/1998/Math/MathML">
  <semantics>
    <mrow>
      <mi>F</mi>
      <mrow>
        <mrow>
          <mo stretchy="false">(</mo>
          <mrow>
            <mo stretchy="false">α</mo>
          </mrow>
          <mo stretchy="false">)</mo>
        </mrow>
        <mo stretchy="false">=</mo>
        <mfrac>
          <mrow>
            <mn>1</mn>
          </mrow>
          <mrow>
            <msqrt>
              <mrow>
                <mn>2</mn>
                <mo stretchy="false">π</mo>
              </mrow>
            </msqrt>
          </mrow>
        </mfrac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row>
          <mi>f</mi>
          <mrow>
            <mo stretchy="false">(</mo>
            <mrow>
              <mi>t</mi>
            </mrow>
            <mo stretchy="false">)</mo>
          </mrow>
          <msup>
            <mi>e</mi>
            <mrow>
              <mrow>
                <mo stretchy="false">−</mo>
                <mi>i</mi>
              </mrow>
              <mo stretchy="false">α</mo>
              <mi>t</mi>
            </mrow>
          </msup>
          <mi mathvariant="italic">dt</mi>
        </mrow>
      </mrow>
    </mrow>
    <annotation encoding="StarMath 5.0">F(%alpha) = {1} over {sqrt{2%pi}} int from {-infinity} to {+infinity} {f(t) e ^{-i%alpha t}dt}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sqrt>
              <mrow>
                <mn>2</mn>
                <mo stretchy="false">π</mo>
              </mrow>
            </msqrt>
          </mrow>
        </mfrac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row>
              <mo stretchy="false">+</mo>
              <mo stretchy="false">∞</mo>
            </mrow>
          </mrow>
        </munderover>
        <mrow>
          <mi>F</mi>
          <mrow>
            <mo stretchy="false">(</mo>
            <mrow>
              <mo stretchy="false">α</mo>
            </mrow>
            <mo stretchy="false">)</mo>
          </mrow>
          <msup>
            <mi>e</mi>
            <mrow>
              <mi>i</mi>
              <mo stretchy="false">α</mo>
              <mi>t</mi>
            </mrow>
          </msup>
          <mi mathvariant="italic">dt</mi>
        </mrow>
      </mrow>
    </mrow>
    <annotation encoding="StarMath 5.0">f(x) = {1} over {sqrt{2%pi}} int from {-infinity} to {+infinity} {F(%alpha) e ^{i%alpha t}dt}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π</mo>
          </mrow>
          <mi>,</mi>
          <mo stretchy="false">π</mo>
        </mrow>
        <mo stretchy="false">]</mo>
      </mrow>
    </mrow>
    <annotation encoding="StarMath 5.0">[-%pi, %pi]</annotation>
  </semantics>
</math>
</file>

<file path=Object 4/content.xml><?xml version="1.0" encoding="utf-8"?>
<math xmlns="http://www.w3.org/1998/Math/MathML">
  <semantics>
    <mrow>
      <mrow>
        <msub>
          <mi>a</mi>
          <mi>n</mi>
        </msub>
        <mo stretchy="false">=</mo>
        <mfrac>
          <mrow>
            <mn>1</mn>
          </mrow>
          <mrow>
            <mo stretchy="false">π</mo>
          </mrow>
        </mfrac>
      </mrow>
      <mrow>
        <munderover>
          <mo stretchy="false">∫</mo>
          <mrow>
            <mrow>
              <mo stretchy="false">−</mo>
              <mo stretchy="false">π</mo>
            </mrow>
          </mrow>
          <mrow>
            <mo stretchy="false">π</mo>
          </mrow>
        </munderover>
        <mrow>
          <mi>f</mi>
          <mrow>
            <mo stretchy="false">(</mo>
            <mrow>
              <mi>x</mi>
            </mrow>
            <mo stretchy="false">)</mo>
          </mrow>
          <mi>cos</mi>
          <mi mathvariant="italic">nx</mi>
          <mi mathvariant="italic">dx</mi>
        </mrow>
      </mrow>
    </mrow>
    <annotation encoding="StarMath 5.0">a_n = {1} over {%pi} int from {-%pi} to {%pi} {f(x) cos nx dx}</annotation>
  </semantics>
</math>
</file>

<file path=Object 5/content.xml><?xml version="1.0" encoding="utf-8"?>
<math xmlns="http://www.w3.org/1998/Math/MathML">
  <semantics>
    <mrow>
      <mrow>
        <msub>
          <mi>b</mi>
          <mi>n</mi>
        </msub>
        <mo stretchy="false">=</mo>
        <mfrac>
          <mrow>
            <mn>1</mn>
          </mrow>
          <mrow>
            <mo stretchy="false">π</mo>
          </mrow>
        </mfrac>
      </mrow>
      <mrow>
        <munderover>
          <mo stretchy="false">∫</mo>
          <mrow>
            <mrow>
              <mo stretchy="false">−</mo>
              <mo stretchy="false">π</mo>
            </mrow>
          </mrow>
          <mrow>
            <mo stretchy="false">π</mo>
          </mrow>
        </munderover>
        <mrow>
          <mi>f</mi>
          <mrow>
            <mo stretchy="false">(</mo>
            <mrow>
              <mi>x</mi>
            </mrow>
            <mo stretchy="false">)</mo>
          </mrow>
          <mi>sin</mi>
          <mi mathvariant="italic">nx</mi>
          <mi mathvariant="italic">dx</mi>
        </mrow>
      </mrow>
    </mrow>
    <annotation encoding="StarMath 5.0">b_n = {1} over {%pi} int from {-%pi} to {%pi} {f(x) sin nx dx}</annotation>
  </semantics>
</math>
</file>

<file path=Object 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o stretchy="false">∞</mo>
            </mrow>
          </munderover>
          <mrow>
            <mrow>
              <mo stretchy="false">(</mo>
              <mrow>
                <mi>A</mi>
                <mrow>
                  <mo stretchy="false">(</mo>
                  <mrow>
                    <mo stretchy="false">α</mo>
                  </mrow>
                  <mo stretchy="false">)</mo>
                </mrow>
                <mi>cos</mi>
                <mo stretchy="false">α</mo>
                <mrow>
                  <mi>x</mi>
                  <mo stretchy="false">+</mo>
                  <mi>B</mi>
                </mrow>
                <mrow>
                  <mo stretchy="false">(</mo>
                  <mrow>
                    <mo stretchy="false">α</mo>
                  </mrow>
                  <mo stretchy="false">)</mo>
                </mrow>
                <mi>sin</mi>
                <mo stretchy="false">α</mo>
                <mi>x</mi>
              </mrow>
              <mo stretchy="false">)</mo>
            </mrow>
            <mi>d</mi>
            <mo stretchy="false">α</mo>
          </mrow>
        </mrow>
      </mrow>
    </mrow>
    <annotation encoding="StarMath 5.0">f(x) = int from {0} to {infinity} {(A(%alpha) cos %alpha x + B(%alpha) sin %alpha x ) d%alpha}</annotation>
  </semantics>
</math>
</file>

<file path=Object 8/content.xml><?xml version="1.0" encoding="utf-8"?>
<math xmlns="http://www.w3.org/1998/Math/MathML">
  <semantics>
    <mrow>
      <mi>A</mi>
      <mrow>
        <mrow>
          <mo stretchy="false">(</mo>
          <mrow>
            <mo stretchy="false">α</mo>
          </mrow>
          <mo stretchy="false">)</mo>
        </mrow>
        <mo stretchy="false">=</mo>
        <mfrac>
          <mrow>
            <mn>1</mn>
          </mrow>
          <mrow>
            <mo stretchy="false">π</mo>
          </mrow>
        </mfrac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o stretchy="false">∞</mo>
          </mrow>
        </munderover>
        <mrow>
          <mi>f</mi>
          <mrow>
            <mo stretchy="false">(</mo>
            <mrow>
              <mi>t</mi>
            </mrow>
            <mo stretchy="false">)</mo>
          </mrow>
          <mi>cos</mi>
          <mo stretchy="false">α</mo>
          <mi>t</mi>
          <mi mathvariant="italic">dt</mi>
        </mrow>
      </mrow>
    </mrow>
    <annotation encoding="StarMath 5.0">A(%alpha) = {1} over {%pi} int from {-infinity} to {infinity} {f(t) cos %alpha t dt}</annotation>
  </semantics>
</math>
</file>

<file path=Object 9/content.xml><?xml version="1.0" encoding="utf-8"?>
<math xmlns="http://www.w3.org/1998/Math/MathML">
  <semantics>
    <mrow>
      <mi>B</mi>
      <mrow>
        <mrow>
          <mo stretchy="false">(</mo>
          <mrow>
            <mo stretchy="false">α</mo>
          </mrow>
          <mo stretchy="false">)</mo>
        </mrow>
        <mo stretchy="false">=</mo>
        <mfrac>
          <mrow>
            <mn>1</mn>
          </mrow>
          <mrow>
            <mo stretchy="false">π</mo>
          </mrow>
        </mfrac>
      </mrow>
      <mrow>
        <munderover>
          <mo stretchy="false">∫</mo>
          <mrow>
            <mrow>
              <mo stretchy="false">−</mo>
              <mo stretchy="false">∞</mo>
            </mrow>
          </mrow>
          <mrow>
            <mo stretchy="false">∞</mo>
          </mrow>
        </munderover>
        <mrow>
          <mi>f</mi>
          <mrow>
            <mo stretchy="false">(</mo>
            <mrow>
              <mi>t</mi>
            </mrow>
            <mo stretchy="false">)</mo>
          </mrow>
          <mi>sin</mi>
          <mo stretchy="false">α</mo>
          <mi>t</mi>
          <mi mathvariant="italic">dt</mi>
        </mrow>
      </mrow>
    </mrow>
    <annotation encoding="StarMath 5.0">B(%alpha) = {1} over {%pi} int from {-infinity} to {infinity} {f(t) sin %alpha t dt}</annotation>
  </semantics>
</math>
</file>